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2416" style:font-weight-asian="bold" style:font-weight-complex="bold"/>
    </style:style>
    <style:style style:name="P2" style:family="paragraph" style:parent-style-name="Standard" style:list-style-name="L1">
      <style:text-properties fo:font-weight="normal" officeooo:rsid="00072416" officeooo:paragraph-rsid="00072416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91f20" officeooo:paragraph-rsid="00091f20" style:font-weight-asian="normal" style:font-weight-complex="normal"/>
    </style:style>
    <style:style style:name="T1" style:family="text">
      <style:text-properties officeooo:rsid="00091f20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s</text:p>
      <text:list xml:id="list1786385652" text:style-name="L1">
        <text:list-item>
          <text:p text:style-name="P2">São arquivos JavaScript que tem a capacidade de exportar e importar informações de outros arquivos do mesmo tipo. Forma uma árvore de dependência.</text:p>
        </text:list-item>
        <text:list-item>
          <text:p text:style-name="P2">Vantagens: organização do código (cada arquivo com sua própria responsabilidade), compartilhamento de variáveis em escopos diferentes (ex: exportar a variável para utilizá-la em outro arquivo), explicita as dependências dos arquivos.</text:p>
        </text:list-item>
        <text:list-item>
          <text:p text:style-name="P2">Exportar módulos</text:p>
          <text:list>
            <text:list-item>
              <text:p text:style-name="P2">named exports <text:s/>→ exportar mais de uma coisa do arquivo, exportando-as individualmente. Pode exportar função por função ou pode exportar todas de uma vez em um único export.</text:p>
            </text:list-item>
            <text:list-item>
              <text:p text:style-name="P2">default export → só pode haver um por arquivo e será o retorno padrão do seu arquivo (vem só uma determinada parte do arquivo).</text:p>
            </text:list-item>
          </text:list>
        </text:list-item>
        <text:list-item>
          <text:p text:style-name="P2">Importar</text:p>
          <text:list>
            <text:list-item>
              <text:p text:style-name="P2">named exports → <text:span text:style-name="T2">import</text:span> { funcao, variavel, classe } <text:span text:style-name="T2">from</text:span> ‘./arquivo.js’</text:p>
            </text:list-item>
            <text:list-item>
              <text:p text:style-name="P2"><text:span text:style-name="T1">default exports → </text:span><text:span text:style-name="T2">import</text:span> valorDefault <text:span text:style-name="T2">from</text:span> ‘./arquivo.js’</text:p>
            </text:list-item>
            <text:list-item>
              <text:p text:style-name="P3">trocar nomes de import:</text:p>
              <text:list>
                <text:list-item>
                  <text:p text:style-name="P3">utilizar <text:span text:style-name="T2">as e um determinado apelido dado à função.</text:span> Diferenciar funções com mesmo nome em arquivos diferentes para que elas não entrem conflito ao fazer o import.</text:p>
                </text:list-item>
                <text:list-item>
                  <text:p text:style-name="P3"><text:s/>import { arquivo <text:span text:style-name="T2">as</text:span> Apelido } from <text:s/>{ funcao, variavel, classe } ‘./arquivo.js’;</text:p>
                  <text:p text:style-name="P3">Apelido.metodo( );</text:p>
                </text:list-item>
              </text:list>
            </text:list-item>
            <text:list-item>
              <text:p text:style-name="P3">importar todos os dados de um arquivo:</text:p>
              <text:list>
                <text:list-item>
                  <text:p text:style-name="P3">utilizar * (tudo);</text:p>
                </text:list-item>
                <text:list-item>
                  <text:p text:style-name="P3">import <text:span text:style-name="T2">*</text:span> as INFOS from ‘./arquivo.js’;</text:p>
                  <text:p text:style-name="P3">INFOS.metodoA( );</text:p>
                  <text:p text:style-name="P3">console.log(INFOS.variavel);</text:p>
                </text:list-item>
              </text:list>
            </text:list-item>
          </text:list>
        </text:list-item>
        <text:list-item>
          <text:p text:style-name="P3">Vinculando ao HTML</text:p>
          <text:list>
            <text:list-item>
              <text:p text:style-name="P3">&lt;script <text:span text:style-name="T2">type=”module”</text:span> src”./main.js&gt;&lt;/script&gt;</text:p>
            </text:list-item>
          </text:list>
        </text:list-item>
        <text:list-item>
          <text:p text:style-name="P3">módulos sempre estão em “strict mode”;</text:p>
        </text:list-item>
        <text:list-item>
          <text:p text:style-name="P3">podem ser utilizadas as extensões .js e .mjs;</text:p>
        </text:list-item>
        <text:list-item>
          <text:p text:style-name="P3">para testes locais é necessário um servidor;</text:p>
        </text:list-item>
        <text:list-item>
          <text:p text:style-name="P3">ao importar, sempre utilizar ./ como ponto de partida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7T13:59:19.735000000</meta:creation-date>
    <dc:date>2022-04-17T14:48:23.600000000</dc:date>
    <meta:editing-duration>PT27M19S</meta:editing-duration>
    <meta:editing-cycles>1</meta:editing-cycles>
    <meta:document-statistic meta:table-count="0" meta:image-count="0" meta:object-count="0" meta:page-count="1" meta:paragraph-count="24" meta:word-count="251" meta:character-count="1527" meta:non-whitespace-character-count="1320"/>
    <meta:generator>LibreOffice/7.1.3.2$Windows_X86_64 LibreOffice_project/47f78053abe362b9384784d31a6e56f8511eb1c1</meta:generator>
  </office:meta>
</office:document-meta>
</file>